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14"/>
    <style:style style:name="ce2" style:family="table-cell" style:parent-style-name="Default" style:data-style-name="N118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w</text:p>
          </table:table-cell>
          <table:table-cell table:style-name="ce2" table:formula="of:=1920/0.86" office:value-type="float" office:value="2232.55813953488" calcext:value-type="float">
            <text:p>2232.558140</text:p>
          </table:table-cell>
          <table:table-cell/>
          <table:table-cell office:value-type="string" calcext:value-type="string">
            <text:p>taille origina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277/0.86" office:value-type="float" office:value="1484.88372093023" calcext:value-type="float">
            <text:p>148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1]*[.A3]/100" office:value-type="float" office:value="2009.3023255814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1]*[.A4]/100" office:value-type="float" office:value="1920" calcext:value-type="float">
            <text:p>1920</text:p>
          </table:table-cell>
          <table:table-cell office:value-type="string" calcext:value-type="string">
            <text:p>largueur image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table:style-name="ce1" table:formula="of:=[.B5]/[.$B$1]*100" office:value-type="float" office:value="32.1604166666667" calcext:value-type="float">
            <text:p>32.2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hauteur image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table:style-name="ce1" table:formula="of:=[.B6]/[.$B$1]*100" office:value-type="float" office:value="13.4822916666667" calcext:value-type="float">
            <text:p>13.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position jeu</text:p>
          </table:table-cell>
          <table:table-cell/>
        </table:table-row>
        <table:table-row table:style-name="ro1">
          <table:table-cell table:style-name="ce1" table:formula="of:=[.B7]/[.$B$1]*100" office:value-type="float" office:value="16.125" calcext:value-type="float">
            <text:p>16.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largeur jeu</text:p>
          </table:table-cell>
          <table:table-cell/>
        </table:table-row>
        <table:table-row table:style-name="ro1">
          <table:table-cell table:style-name="ce1" table:formula="of:=[.B8]/[.$B$1]*100" office:value-type="float" office:value="12.09375" calcext:value-type="float">
            <text:p>12.1</text:p>
          </table:table-cell>
          <table:table-cell table:formula="of:=571-[.B6]" office:value-type="float" office:value="270" calcext:value-type="float">
            <text:p>270</text:p>
          </table:table-cell>
          <table:table-cell office:value-type="string" calcext:value-type="string">
            <text:p>hauteur jeu</text:p>
          </table:table-cell>
          <table:table-cell office:value-type="string" calcext:value-type="string">
            <text:p>1181 × 886</text:p>
          </table:table-cell>
        </table:table-row>
        <table:table-row table:style-name="ro1">
          <table:table-cell table:style-name="ce1" table:formula="of:=[.B9]/[.$B$1]*100" office:value-type="float" office:value="18.9020833333333" calcext:value-type="float">
            <text:p>18.9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osition insert coin</text:p>
          </table:table-cell>
          <table:table-cell/>
        </table:table-row>
        <table:table-row table:style-name="ro1">
          <table:table-cell table:style-name="ce1" table:formula="of:=[.B10]/[.$B$1]*100" office:value-type="float" office:value="24.6354166666667" calcext:value-type="float">
            <text:p>24.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osition coin</text:p>
          </table:table-cell>
          <table:table-cell office:value-type="string" calcext:value-type="string">
            <text:p>543x400</text:p>
          </table:table-cell>
        </table:table-row>
        <table:table-row table:style-name="ro1">
          <table:table-cell table:style-name="ce1" table:formula="of:=[.B11]/[.$B$1]*100" office:value-type="float" office:value="6.71875" calcext:value-type="float">
            <text:p>6.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auteur coin</text:p>
          </table:table-cell>
          <table:table-cell/>
        </table:table-row>
        <table:table-row table:style-name="ro1">
          <table:table-cell table:style-name="ce1" table:formula="of:=[.B12]/[.$B$1]*100" office:value-type="float" office:value="9.120703125" calcext:value-type="float">
            <text:p>9.1</text:p>
          </table:table-cell>
          <table:table-cell table:formula="of:=543/400*150" office:value-type="float" office:value="203.625" calcext:value-type="float">
            <text:p>204</text:p>
          </table:table-cell>
          <table:table-cell office:value-type="string" calcext:value-type="string">
            <text:p>largeur coin</text:p>
          </table:table-cell>
          <table:table-cell/>
        </table:table-row>
        <table:table-row table:style-name="ro1">
          <table:table-cell table:style-name="ce1" table:formula="of:=[.B13]/[.$B$1]*100" office:value-type="float" office:value="30.8166666666667" calcext:value-type="float">
            <text:p>30.8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position fente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1" table:formula="of:=[.B14]/[.$B$1]*100" office:value-type="float" office:value="0.671875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uteur fente</text:p>
          </table:table-cell>
          <table:table-cell/>
        </table:table-row>
        <table:table-row table:style-name="ro1">
          <table:table-cell table:style-name="ce1" table:formula="of:=[.B15]/[.$B$1]*100" office:value-type="float" office:value="13.4375" calcext:value-type="float">
            <text:p>13.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argeur fente</text:p>
          </table:table-cell>
          <table:table-cell/>
        </table:table-row>
        <table:table-row table:style-name="ro1">
          <table:table-cell table:style-name="ce1" table:formula="of:=[.B16]/[.$B$1]*1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 table:style-name="ce1" table:formula="of:=[.B17]/[.$B$1]*100" office:value-type="float" office:value="6.22604166666667" calcext:value-type="float">
            <text:p>6.2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table:style-name="ce1" table:formula="of:=[.B18]/[.$B$1]*1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 table:style-name="ce1" table:formula="of:=[.B19]/[.$B$1]*100" office:value-type="float" office:value="0" calcext:value-type="float">
            <text:p>0.0</text:p>
          </table:table-cell>
          <table:table-cell table:number-columns-repeated="3"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18" number:min-decimal-places="18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.00.0000</text:date>, <text:time style:data-style-name="N2" text:time-value="09:59:55.9383677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2:32:53.213058552</meta:creation-date>
    <dc:date>2023-06-06T13:58:40.213929161</dc:date>
    <meta:editing-duration>PT5H22M54S</meta:editing-duration>
    <meta:editing-cycles>3</meta:editing-cycles>
    <meta:generator>LibreOffice/7.5.3.2$MacOSX_AARCH64 LibreOffice_project/9f56dff12ba03b9acd7730a5a481eea045e468f3</meta:generator>
    <meta:document-statistic meta:table-count="1" meta:cell-count="53" meta:object-count="0"/>
  </office:meta>
</office:document-meta>
</file>